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807in"/>
    </style:style>
    <style:style style:name="co3" style:family="table-column">
      <style:table-column-properties fo:break-before="auto" style:column-width="0.5083in"/>
    </style:style>
    <style:style style:name="co4" style:family="table-column">
      <style:table-column-properties fo:break-before="auto" style:column-width="0.3472in"/>
    </style:style>
    <style:style style:name="co5" style:family="table-column">
      <style:table-column-properties fo:break-before="auto" style:column-width="0.939in"/>
    </style:style>
    <style:style style:name="co6" style:family="table-column">
      <style:table-column-properties fo:break-before="auto" style:column-width="0.3146in"/>
    </style:style>
    <style:style style:name="co7" style:family="table-column">
      <style:table-column-properties fo:break-before="auto" style:column-width="0.2071in"/>
    </style:style>
    <style:style style:name="co8" style:family="table-column">
      <style:table-column-properties fo:break-before="auto" style:column-width="0.1638in"/>
    </style:style>
    <style:style style:name="co9" style:family="table-column">
      <style:table-column-properties fo:break-before="auto" style:column-width="0.196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table:number-columns-repeated="3"/>
          <table:table-cell office:value-type="string">
            <text:p>baseicon</text:p>
          </table:table-cell>
          <table:table-cell office:value-type="string">
            <text:p>blue</text:p>
          </table:table-cell>
          <table:table-cell office:value-type="string">
            <text:p>one</text:p>
          </table:table-cell>
          <table:table-cell office:value-type="string">
            <text:p>upgradeonc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arr</text:p>
          </table:table-cell>
          <table:table-cell office:value-type="string">
            <text:p>yellow</text:p>
          </table:table-cell>
          <table:table-cell office:value-type="string">
            <text:p>two</text:p>
          </table:table-cell>
          <table:table-cell office:value-type="string">
            <text:p>upgradetwic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outpost</text:p>
          </table:table-cell>
          <table:table-cell office:value-type="string">
            <text:p>grey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shipyard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sup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tac</text:p>
          </table:table-cell>
          <table:table-cell table:number-columns-repeated="11"/>
        </table:table-row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sector</text:p>
          </table:table-cell>
          <table:table-cell table:number-columns-repeated="4"/>
          <table:table-cell office:value-type="string">
            <text:p>exp</text:p>
          </table:table-cell>
          <table:table-cell office:value-type="string">
            <text:p>tac</text:p>
          </table:table-cell>
          <table:table-cell office:value-type="string">
            <text:p>sup</text:p>
          </table:table-cell>
          <table:table-cell office:value-type="string">
            <text:p>min</text:p>
          </table:table-cell>
          <table:table-cell office:value-type="string">
            <text:p>tr</text:p>
          </table:table-cell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baseicon</text:p>
          </table:table-cell>
          <table:table-cell office:value-type="string">
            <text:p>blue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yellow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emti</text:p>
          </table:table-cell>
          <table:table-cell office:value-type="string">
            <text:p>gre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shipyard</text:p>
          </table:table-cell>
          <table:table-cell office:value-type="string">
            <text:p>blue</text:p>
          </table:table-cell>
          <table:table-cell/>
          <table:table-cell office:value-type="string">
            <text:p>upgradeonce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blue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garr</text:p>
          </table:table-cell>
          <table:table-cell office:value-type="string">
            <text:p>yellow</text:p>
          </table:table-cell>
          <table:table-cell office:value-type="string">
            <text:p>one</text:p>
          </table:table-cell>
          <table:table-cell office:value-type="string">
            <text:p>upgradetwice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emti</text:p>
          </table:table-cell>
          <table:table-cell office:value-type="string">
            <text:p>grey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baseicon</text:p>
          </table:table-cell>
          <table:table-cell office:value-type="string">
            <text:p>blue</text:p>
          </table:table-cell>
          <table:table-cell office:value-type="string">
            <text:p>two</text:p>
          </table:table-cell>
          <table:table-cell office:value-type="string">
            <text:p>upgradeonce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baseicon</text:p>
          </table:table-cell>
          <table:table-cell office:value-type="string">
            <text:p>yellow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shipyard</text:p>
          </table:table-cell>
          <table:table-cell office:value-type="string">
            <text:p>blue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9">07/09/2008</text:date>, <text:time>02:2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C</meta:initial-creator>
    <meta:creation-date>2008-07-05T23:21:55</meta:creation-date>
    <dc:creator>JC</dc:creator>
    <dc:date>2008-07-09T02:27:14</dc:date>
    <meta:editing-cycles>5</meta:editing-cycles>
    <meta:editing-duration>PT6H32M12S</meta:editing-duration>
    <meta:user-defined meta:name="Info 1"/>
    <meta:user-defined meta:name="Info 2"/>
    <meta:user-defined meta:name="Info 3"/>
    <meta:user-defined meta:name="Info 4"/>
    <meta:document-statistic meta:table-count="3" meta:cell-count="116"/>
  </office:meta>
</office:document-meta>
</file>